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9cm" svg:y="4.8cm">
          <draw:text-box>
            <text:p><text:span text:style-name="T1">i</text:span></text:p>
          </draw:text-box>
        </draw:frame>
        <draw:frame draw:style-name="gr3" draw:text-style-name="P2" draw:layer="layout" svg:width="14.491cm" svg:height="8.151cm" svg:x="0.109cm" svg:y="1.2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2-17T14:53:02.842721886</dc:date>
    <meta:editing-duration>PT4M40S</meta:editing-duration>
    <meta:editing-cycles>18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92cm" svg:height="8.152cm" xlink:href="." xlink:type="simple" chart:class="chart:scatter" chart:style-name="ch1">
        <chart:plot-area chart:style-name="ch2" chart:data-source-has-labels="both" svg:x="0.289cm" svg:y="0.163cm" svg:width="13.914cm" svg:height="7.826cm">
          <chart:coordinate-region svg:x="0.831cm" svg:y="0.362cm" svg:width="13.278cm" svg:height="7.428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